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adornments="Standard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1a418" officeooo:paragraph-rsid="0001a418"/>
    </style:style>
    <style:style style:name="P2" style:family="paragraph" style:parent-style-name="Standard">
      <style:text-properties fo:font-size="36pt" officeooo:rsid="0001a418" officeooo:paragraph-rsid="0001a418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36pt" officeooo:rsid="0001a418" officeooo:paragraph-rsid="0001a418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2da88" officeooo:paragraph-rsid="0002da88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36pt" officeooo:rsid="0006685f" officeooo:paragraph-rsid="0006685f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26pt" officeooo:rsid="00049147" officeooo:paragraph-rsid="00049147" style:font-size-asian="22.75pt" style:font-size-complex="26pt"/>
    </style:style>
    <style:style style:name="P7" style:family="paragraph" style:parent-style-name="Standard">
      <style:text-properties officeooo:rsid="00049147" officeooo:paragraph-rsid="00049147"/>
    </style:style>
    <style:style style:name="P8" style:family="paragraph" style:parent-style-name="Text_20_body">
      <style:text-properties officeooo:rsid="00082c89" officeooo:paragraph-rsid="00082c89"/>
    </style:style>
    <style:style style:name="P9" style:family="paragraph" style:parent-style-name="Text_20_body">
      <style:text-properties officeooo:rsid="00094ea4" officeooo:paragraph-rsid="00094ea4"/>
    </style:style>
    <style:style style:name="P10" style:family="paragraph" style:parent-style-name="Text_20_body">
      <style:text-properties officeooo:rsid="000aae38" officeooo:paragraph-rsid="000aae38"/>
    </style:style>
    <style:style style:name="P11" style:family="paragraph" style:parent-style-name="Text_20_body">
      <style:text-properties officeooo:rsid="000c66f7" officeooo:paragraph-rsid="000c66f7"/>
    </style:style>
    <style:style style:name="P12" style:family="paragraph" style:parent-style-name="Text_20_body">
      <style:text-properties officeooo:rsid="00082c89" officeooo:paragraph-rsid="00082c89"/>
    </style:style>
    <style:style style:name="P13" style:family="paragraph" style:parent-style-name="Text_20_body">
      <style:text-properties officeooo:rsid="00082c89" officeooo:paragraph-rsid="000d2f64" fo:background-color="#ffff00"/>
    </style:style>
    <style:style style:name="P14" style:family="paragraph" style:parent-style-name="Text_20_body">
      <style:text-properties officeooo:rsid="000d2f64" officeooo:paragraph-rsid="000d2f64"/>
    </style:style>
    <style:style style:name="P15" style:family="paragraph" style:parent-style-name="Text_20_body">
      <style:text-properties officeooo:rsid="000dc7d4" officeooo:paragraph-rsid="000dc7d4"/>
    </style:style>
    <style:style style:name="P16" style:family="paragraph" style:parent-style-name="Text_20_body">
      <style:text-properties officeooo:rsid="000f79ba" officeooo:paragraph-rsid="000f79ba"/>
    </style:style>
    <style:style style:name="P17" style:family="paragraph" style:parent-style-name="Text_20_body">
      <style:text-properties officeooo:rsid="00107e1c" officeooo:paragraph-rsid="00107e1c"/>
    </style:style>
    <style:style style:name="P18" style:family="paragraph" style:parent-style-name="Text_20_body">
      <style:text-properties officeooo:rsid="001224da" officeooo:paragraph-rsid="001224da"/>
    </style:style>
    <style:style style:name="P19" style:family="paragraph" style:parent-style-name="Text_20_body">
      <style:text-properties officeooo:rsid="001452ae" officeooo:paragraph-rsid="001452ae"/>
    </style:style>
    <style:style style:name="P20" style:family="paragraph" style:parent-style-name="Text_20_body">
      <style:text-properties officeooo:rsid="001743d8" officeooo:paragraph-rsid="001743d8"/>
    </style:style>
    <style:style style:name="P21" style:family="paragraph" style:parent-style-name="Text_20_body">
      <style:text-properties officeooo:rsid="001865ff" officeooo:paragraph-rsid="001865ff"/>
    </style:style>
    <style:style style:name="P22" style:family="paragraph" style:parent-style-name="Heading_20_1" style:list-style-name=""/>
    <style:style style:name="P23" style:family="paragraph" style:parent-style-name="Heading_20_1">
      <style:text-properties officeooo:rsid="001731e0" officeooo:paragraph-rsid="001731e0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Code">
      <style:text-properties officeooo:rsid="000c66f7" officeooo:paragraph-rsid="000c66f7"/>
    </style:style>
    <style:style style:name="P28" style:family="paragraph" style:parent-style-name="Code">
      <style:paragraph-properties fo:margin-top="0in" fo:margin-bottom="0.0799in" loext:contextual-spacing="false"/>
    </style:style>
    <style:style style:name="P29" style:family="paragraph" style:parent-style-name="Code">
      <style:paragraph-properties fo:margin-top="0in" fo:margin-bottom="0in" loext:contextual-spacing="false"/>
    </style:style>
    <style:style style:name="P30" style:family="paragraph" style:parent-style-name="Code">
      <style:paragraph-properties fo:margin-top="0in" fo:margin-bottom="0in" loext:contextual-spacing="false"/>
      <style:text-properties officeooo:rsid="001452ae" officeooo:paragraph-rsid="001452ae"/>
    </style:style>
    <style:style style:name="P31" style:family="paragraph" style:parent-style-name="Code">
      <style:paragraph-properties fo:margin-top="0in" fo:margin-bottom="0.1in" loext:contextual-spacing="false"/>
    </style:style>
    <style:style style:name="P32" style:family="paragraph" style:parent-style-name="Heading_20_2">
      <style:text-properties officeooo:rsid="001743d8" officeooo:paragraph-rsid="001743d8"/>
    </style:style>
    <style:style style:name="P33" style:family="paragraph" style:parent-style-name="Heading_20_2">
      <style:text-properties officeooo:rsid="001865ff" officeooo:paragraph-rsid="001865ff"/>
    </style:style>
    <style:style style:name="P3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5" style:family="paragraph" style:parent-style-name="Heading_20_3">
      <style:text-properties officeooo:paragraph-rsid="000dc7d4"/>
    </style:style>
    <style:style style:name="P3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c66f7" fo:background-color="#ffff00" loext:char-shading-value="0"/>
    </style:style>
    <style:style style:name="T3" style:family="text">
      <style:text-properties officeooo:rsid="000aae38"/>
    </style:style>
    <style:style style:name="T4" style:family="text">
      <style:text-properties officeooo:rsid="000c66f7"/>
    </style:style>
    <style:style style:name="T5" style:family="text">
      <style:text-properties officeooo:rsid="000d2f64"/>
    </style:style>
    <style:style style:name="T6" style:family="text">
      <style:text-properties officeooo:rsid="000f79ba"/>
    </style:style>
    <style:style style:name="T7" style:family="text">
      <style:text-properties officeooo:rsid="0011b457"/>
    </style:style>
    <style:style style:name="T8" style:family="text">
      <style:text-properties officeooo:rsid="0013a3f9"/>
    </style:style>
    <style:style style:name="T9" style:family="text">
      <style:text-properties officeooo:rsid="001452ae"/>
    </style:style>
    <style:style style:name="T10" style:family="text">
      <style:text-properties officeooo:rsid="0015c78b"/>
    </style:style>
    <style:style style:name="T11" style:family="text">
      <style:text-properties officeooo:rsid="00168c16"/>
    </style:style>
    <style:style style:name="T12" style:family="text">
      <style:text-properties officeooo:rsid="001731e0"/>
    </style:style>
    <style:style style:name="T13" style:family="text">
      <style:text-properties officeooo:rsid="001743d8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R2T2 </text:p>
      <text:p text:style-name="P5">Anleitung </text:p>
      <text:p text:style-name="P5">und </text:p>
      <text:p text:style-name="P5">Schnittstellen</text:p>
      <text:p text:style-name="P4"/>
      <text:p text:style-name="P6">Version 0.1</text:p>
      <text:p text:style-name="P6"><text:date style:data-style-name="N37" text:date-value="2016-06-18T19:59:54.394190493" text:fixed="true">18.06.16</text:date>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5">Inhaltsverzeichnis</text:p>
          </text:index-title>
          <text:p text:style-name="P26"><text:a xlink:type="simple" xlink:href="#__RefHeading___Toc106_1142728762" text:style-name="Index_20_Link" text:visited-style-name="Index_20_Link">Allgemeines<text:tab/>3</text:a></text:p>
          <text:p text:style-name="P34"><text:a xlink:type="simple" xlink:href="#__RefHeading___Toc137_1476884447" text:style-name="Index_20_Link" text:visited-style-name="Index_20_Link">Inbetriebnahme<text:tab/>3</text:a></text:p>
          <text:p text:style-name="P34"><text:a xlink:type="simple" xlink:href="#__RefHeading___Toc139_1476884447" text:style-name="Index_20_Link" text:visited-style-name="Index_20_Link">Konfiguration<text:tab/>3</text:a></text:p>
          <text:p text:style-name="P34"><text:a xlink:type="simple" xlink:href="#__RefHeading___Toc141_1476884447" text:style-name="Index_20_Link" text:visited-style-name="Index_20_Link">Software<text:tab/>4</text:a></text:p>
          <text:p text:style-name="P36"><text:a xlink:type="simple" xlink:href="#__RefHeading___Toc143_1476884447" text:style-name="Index_20_Link" text:visited-style-name="Index_20_Link">FSBL-Bootloader<text:tab/>4</text:a></text:p>
          <text:p text:style-name="P36"><text:a xlink:type="simple" xlink:href="#__RefHeading___Toc145_1476884447" text:style-name="Index_20_Link" text:visited-style-name="Index_20_Link">U-Boot<text:tab/>4</text:a></text:p>
          <text:p text:style-name="P36"><text:a xlink:type="simple" xlink:href="#__RefHeading___Toc181_1476884447" text:style-name="Index_20_Link" text:visited-style-name="Index_20_Link">FPGA-Image<text:tab/>4</text:a></text:p>
          <text:p text:style-name="P36"><text:a xlink:type="simple" xlink:href="#__RefHeading___Toc183_1476884447" text:style-name="Index_20_Link" text:visited-style-name="Index_20_Link">Linux-Kernel<text:tab/>5</text:a></text:p>
          <text:p text:style-name="P36"><text:a xlink:type="simple" xlink:href="#__RefHeading___Toc149_1476884447" text:style-name="Index_20_Link" text:visited-style-name="Index_20_Link">Linux<text:tab/>5</text:a></text:p>
          <text:p text:style-name="P36"><text:a xlink:type="simple" xlink:href="#__RefHeading___Toc185_1476884447" text:style-name="Index_20_Link" text:visited-style-name="Index_20_Link">R2T2<text:tab/>5</text:a></text:p>
          <text:p text:style-name="P36"><text:a xlink:type="simple" xlink:href="#__RefHeading___Toc151_1476884447" text:style-name="Index_20_Link" text:visited-style-name="Index_20_Link">QtRadio<text:tab/>6</text:a></text:p>
          <text:p text:style-name="P26"><text:a xlink:type="simple" xlink:href="#__RefHeading___Toc187_1476884447" text:style-name="Index_20_Link" text:visited-style-name="Index_20_Link">FPGA<text:tab/>6</text:a></text:p>
          <text:p text:style-name="P26"><text:a xlink:type="simple" xlink:href="#__RefHeading___Toc153_1476884447" text:style-name="Index_20_Link" text:visited-style-name="Index_20_Link">Schnittstellen<text:tab/>6</text:a></text:p>
          <text:p text:style-name="P34"><text:a xlink:type="simple" xlink:href="#__RefHeading___Toc108_1142728762" text:style-name="Index_20_Link" text:visited-style-name="Index_20_Link">Register<text:tab/>6</text:a></text:p>
          <text:p text:style-name="P34"><text:a xlink:type="simple" xlink:href="#__RefHeading___Toc189_1476884447" text:style-name="Index_20_Link" text:visited-style-name="Index_20_Link">GPIO<text:tab/>6</text:a></text:p>
          <text:p text:style-name="P36"><text:a xlink:type="simple" xlink:href="#__RefHeading___Toc191_1476884447" text:style-name="Index_20_Link" text:visited-style-name="Index_20_Link">SPI<text:tab/>6</text:a></text:p>
          <text:p text:style-name="P36"><text:a xlink:type="simple" xlink:href="#__RefHeading___Toc110_1142728762" text:style-name="Index_20_Link" text:visited-style-name="Index_20_Link">Kernel<text:tab/>6</text:a></text:p>
        </text:index-body>
      </text:table-of-content>
      <text:h text:style-name="P22" text:outline-level="1"/>
      <text:h text:style-name="P24" text:outline-level="1"><text:bookmark-start text:name="__RefHeading___Toc106_1142728762"/>Allgemeines<text:bookmark-end text:name="__RefHeading___Toc106_1142728762"/></text:h>
      <text:p text:style-name="P8">Der R2T2 ist ein DDC/DUC-SDR-Transceiver. <text:span text:style-name="T5">Die aktuelle Konfiguration stellt 8 unabhängige Empfänger bereit. Auf dem R2T2 wird zur Zeit eine modifizierte QtRadio-Version (http://napan.ca/ghpsdr3/index.php/Main_Page) als SDR-Software verwendet. </text:span></text:p>
      <text:p text:style-name="P13">[Einführung von der Wiki-Seite übernehmen ?]</text:p>
      <text:h text:style-name="Heading_20_2" text:outline-level="2"><text:bookmark-start text:name="__RefHeading___Toc137_1476884447"/>Inbetriebnahme<text:bookmark-end text:name="__RefHeading___Toc137_1476884447"/></text:h>
      <text:p text:style-name="P8">Zum Betrieb des R2T2 ist die beiliegende SD-Karte einzusetzen, die Spannungsversorgung ist mit einem 12V-Netzteil (mindestens 2A) zu verbinden und das Netzwerkkabel sollte mit dem PC oder dem Switch verbunden werden. [<text:span text:style-name="T1">→ Har</text:span><text:span text:style-name="T2">d</text:span><text:span text:style-name="T1">w</text:span><text:span text:style-name="T2">a</text:span><text:span text:style-name="T1">r</text:span><text:span text:style-name="T2">e</text:span><text:span text:style-name="T1">beschreibung ?</text:span>] </text:p>
      <text:p text:style-name="P8">Die SD-Karte enthält zwei Partitionen. Die erste Partition ist enthält ein Windows-Dateisystem mit dem Bootloader, der FPGA Software und dem Linux-Kernel. Auf der zweiten Partition liegt das Linux-Dateisystem. <text:s/></text:p>
      <text:p text:style-name="P8">Nach dem Einschalten <text:span text:style-name="T4">bootet</text:span> der R2T2 das auf der SD-Karte liegende Linux. Der Bootvorgang kann bis zu einer Minute dauern. <text:span text:style-name="T4">Anschließend</text:span> ist das Gerät über die IP-Adresse 192.168.1.99 über ssh zu erreichen. Der Login-Name und das Passwort ist 'r2t2'.</text:p>
      <text:h text:style-name="Heading_20_2" text:outline-level="2"><text:bookmark-start text:name="__RefHeading___Toc139_1476884447"/>Konfiguration<text:bookmark-end text:name="__RefHeading___Toc139_1476884447"/></text:h>
      <text:p text:style-name="P9">Der R2T2 benutzt ein Arch-Linux-System (<text:a xlink:type="simple" xlink:href="https://www.archlinux.de/" text:style-name="Internet_20_link" text:visited-style-name="Visited_20_Internet_20_Link">https://www.archlinux.de</text:a>). Alle Fragen, zur allgemeinen Konfiguration werden ausführlich auf der gut <text:span text:style-name="T4">gepflegten</text:span> Wiki-Seite ('<text:a xlink:type="simple" xlink:href="https://wiki.archlinux.de/" text:style-name="Internet_20_link" text:visited-style-name="Visited_20_Internet_20_Link">https://wiki.archlinux.de</text:a>') beantwortet.</text:p>
      <text:p text:style-name="P9">Zur Konfiguration das R2T2 sind einige Dateien zu bearbeiten. Installierte Editoren sind 'nano' oder für <text:span text:style-name="T4">fortgeschrittene</text:span> Nutzer auch der 'vi'.</text:p>
      <text:p text:style-name="P9">Zunächst sollte die gewünschte Netzwerkadresse festgelegt werden, dazu ist eth0 in /etc/netctl <text:span text:style-name="T3">zu editieren</text:span>:</text:p>
      <text:p text:style-name="Code">sudo nano /etc/netctl/eth0</text:p>
      <text:p text:style-name="Text_20_body">Hier sollten die Einträge Address, Gateway und DNA an das eigene Netzwerk angepasst werden. <text:span text:style-name="T3">Anschiessend kann der R2T2 neu gestartet werden, damit die neuen Einstellungen wirksam werden:</text:span></text:p>
      <text:p text:style-name="Code">reboot</text:p>
      <text:p text:style-name="Text_20_body">Nach ca. einer Minute <text:span text:style-name="T3">sollte man sich über die neue IP-Adresse neu einloggen können. </text:span></text:p>
      <text:p text:style-name="P10">Hinweis: Falls man sich ausgesperrt hat, kann man die SD-Karte auch direkt an einem Linux-Rechner editieren. <text:span text:style-name="T4">Dazu die SD-Karte aus dem R2T2 entnehmen, in den Kartenleser des PCs einstecken.</text:span></text:p>
      <text:p text:style-name="Code"><text:span text:style-name="T4">sudo </text:span>mount /<text:span text:style-name="T4">dev/mmcblk0p2 /mnt</text:span></text:p>
      <text:p text:style-name="Code">cd /mnt</text:p>
      <text:p text:style-name="Code"><text:soft-page-break/>sudo nano /etc/netctl/eth0</text:p>
      <text:p text:style-name="P27">umount /mnt</text:p>
      <text:p text:style-name="P11">Anschießend ist noch die dspserver-Konfiguration zu berarbeiten:</text:p>
      <text:p text:style-name="Code">sudo nano /root/dspserver.conf</text:p>
      <text:p text:style-name="Text_20_body">Hier ist mindestens <text:span text:style-name="T4">das Rufzeichen (call) einzutragen, der Ort (location), die Antenne (ant) sind optional zu setzen. Wenn der R2T2 über das Internet bereitgestellt werden soll, ist 'share' auf 'yes' zu setzen. </text:span></text:p>
      <text:p text:style-name="P14">Die DSP-Server sind nun mit</text:p>
      <text:p text:style-name="Code">sudo killall dspserver</text:p>
      <text:p text:style-name="Text_20_body">zu beenden. <text:span text:style-name="T5">Sie werden nach einigen Sekunden automatisch neu gestartet.</text:span></text:p>
      <text:p text:style-name="P14">Der R2T2 ist nun einsatzbereit. </text:p>
      <text:p text:style-name="P14">Damit die R2T2-Empfänger aus dem Internet erreicht werden können, müssen noch die TCP-Ports 8000 bis 8007 auf dem Router freigegeben werden.</text:p>
      <text:h text:style-name="Heading_20_2" text:outline-level="2"><text:bookmark-start text:name="__RefHeading___Toc141_1476884447"/>Software<text:bookmark-end text:name="__RefHeading___Toc141_1476884447"/></text:h>
      <text:h text:style-name="Heading_20_3" text:outline-level="3"><text:bookmark-start text:name="__RefHeading___Toc143_1476884447"/>FSBL-Bootloader<text:bookmark-end text:name="__RefHeading___Toc143_1476884447"/></text:h>
      <text:p text:style-name="P15">Nach dem Reset des Prozessors wird der initiale Bootloader (First Stage BootLoader) vom <text:s/>Zynq Z7020-Soc auf verschiedenen Bootmedien gesucht. Der FSBL ist ein Teil der boot.img-Datei auf der ersten Partition der SD-Karte.</text:p>
      <text:p text:style-name="P16">Hinweis: Auf der SD-Karte liegen zwei boot.img-Dateien, boot.img.hdmi und boot.img.nohdmi. Die Datei boot.img.nohdmi enthält einen FSBL, der das HDMI-Core des FPGAs nicht initialisiert. Damit hat man keine Bildschirmausgabe über den HDMI-Anschluss. In dieser Konfiguration steht die volle DMA-Bandbreite zwischen FPGA und CPU für den SDR-Transceiver zur Verfügung. Bei akivierte HDMI-Ausgabe wird die DMA-Bandbreite zwischen SDR und HDMI aufgeteilt und es kann zu Störungen im SDR-Empfang kommen. </text:p>
      <text:p text:style-name="P16">Um die HDMI-Ausgabe zu aktivieren, ist das boot.img durch boot.img.hdmi zu ersetzen.</text:p>
      <text:h text:style-name="Heading_20_3" text:outline-level="3"><text:bookmark-start text:name="__RefHeading___Toc145_1476884447"/>U-Boot<text:bookmark-end text:name="__RefHeading___Toc145_1476884447"/></text:h>
      <text:p text:style-name="P15">Der FSBL startet den eigentlichen Bootloader (Second Stage Bootloader). Der R2T2 verwendet den U-Boot. Dieser ist Teil der boot.img-Datei auf der ersten Partition der SD-Karte.</text:p>
      <text:h text:style-name="P35" text:outline-level="3"><text:bookmark-start text:name="__RefHeading___Toc181_1476884447"/>FPGA-Image<text:bookmark-end text:name="__RefHeading___Toc181_1476884447"/></text:h>
      <text:p text:style-name="P15">Wesentliche DSP-Funktionalität der SDR-Empfänger und des Senders werden im FPGA des Zync-Soc realisiert. Das FPGA-Image wird vom FSBL in das FPGA geladen. Auch das FPGA-Image ist Teil der boot.img.</text:p>
      <text:h text:style-name="P35" text:outline-level="3"><text:bookmark-start text:name="__RefHeading___Toc183_1476884447"/><text:soft-page-break/>Linux-<text:span text:style-name="T5">Kernel</text:span><text:bookmark-end text:name="__RefHeading___Toc183_1476884447"/></text:h>
      <text:p text:style-name="P15">Der U-Booter lädt den Linux-Kernel in den Speicher und startet diesen. <text:span text:style-name="T6">Es wird derzeit ein modifizierte Kernel der Version 4.0.0 verwendet.</text:span></text:p>
      <text:h text:style-name="Heading_20_3" text:outline-level="3"><text:bookmark-start text:name="__RefHeading___Toc149_1476884447"/>Linux<text:bookmark-end text:name="__RefHeading___Toc149_1476884447"/></text:h>
      <text:p text:style-name="P16">Das Arch-Linx-System auf der zweiten SD-Partition stellt für den SDR-Transeiver die grundlegenden Funktionen, wie Netzwerk, TCP/IP, diverse Systemserver, Webinterface etc. bereit.</text:p>
      <text:h text:style-name="Heading_20_3" text:outline-level="3"><text:bookmark-start text:name="__RefHeading___Toc185_1476884447"/>R2T2<text:bookmark-end text:name="__RefHeading___Toc185_1476884447"/></text:h>
      <text:p text:style-name="P19">Das R2T2-Programm dient zu Test der FPGA-Schnittstellen und ist zum normalen Betrieb nicht notwendig.</text:p>
      <text:p text:style-name="P29">usage: r2t2</text:p>
      <text:p text:style-name="P29"><text:s text:c="8"/>-c rx <text:s text:c="13"/>select rx [0..8]</text:p>
      <text:p text:style-name="P29"><text:s text:c="8"/>-r rxfreq <text:s text:c="9"/>set rx freq</text:p>
      <text:p text:style-name="P29"><text:s text:c="8"/>-a rx rate <text:s text:c="8"/>set rx rate</text:p>
      <text:p text:style-name="P29"><text:s text:c="8"/>-t rxfreq <text:s text:c="9"/>set tx freq</text:p>
      <text:p text:style-name="P29"><text:s text:c="8"/>-b tx rate <text:s text:c="8"/>set rx rate</text:p>
      <text:p text:style-name="P29"><text:s text:c="8"/>-s samplerate <text:s text:c="5"/>use sample rate</text:p>
      <text:p text:style-name="P29"><text:s text:c="8"/>-u <text:s text:c="16"/>init clock chip</text:p>
      <text:p text:style-name="P29"><text:s text:c="8"/>-p <text:s text:c="16"/>init adc and dac</text:p>
      <text:p text:style-name="P29"><text:s text:c="8"/>-g gain (-9 ..32) <text:s/>rx 1 gain</text:p>
      <text:p text:style-name="P29"><text:s text:c="8"/>-k gain (-9 ..32) <text:s/>rx 2 gain</text:p>
      <text:p text:style-name="P29"><text:s text:c="8"/>-i att <text:s/>(0..31) <text:s text:c="3"/>rx 1 att</text:p>
      <text:p text:style-name="P29"><text:s text:c="8"/>-j att <text:s/>(0..31) <text:s text:c="3"/>rx 2 att</text:p>
      <text:p text:style-name="P29"><text:s text:c="8"/>-e <text:s text:c="16"/>read rx data to stdout</text:p>
      <text:p text:style-name="P29"><text:s text:c="8"/>-f <text:s text:c="16"/>write 2 tone signal to tx data</text:p>
      <text:p text:style-name="P29"><text:s text:c="8"/>-d reg <text:s text:c="12"/>select reg</text:p>
      <text:p text:style-name="P29"><text:s text:c="8"/>-l cnt <text:s text:c="12"/>read from selected reg to reg+cnt</text:p>
      <text:p text:style-name="P29"><text:s text:c="8"/>-w val <text:s text:c="12"/>write val to selected reg</text:p>
      <text:p text:style-name="P31"><text:s text:c="8"/>-h <text:s text:c="16"/>this usage</text:p>
      <text:p text:style-name="Text_20_body">Alle Zahlen können <text:span text:style-name="T11">Dezimal, als Float oder Hex eingegeben werden.</text:span></text:p>
      <text:p text:style-name="P19">Beispiel: </text:p>
      <text:p text:style-name="P19">Frequenz von Receiver 0 auf 7.1 MHz einstellen:</text:p>
      <text:p text:style-name="Code">r2t2 -c 0 -r 7.1e6</text:p>
      <text:p text:style-name="P19">Sollten die DSP-Server stören <text:span text:style-name="T10">(z.B. bei der -e oder -f Option)</text:span>, <text:span text:style-name="T10">können</text:span> <text:span text:style-name="T10">sie</text:span> <text:span text:style-name="T10">gestoppt</text:span> werden. Für die Deaktivierung der DSP-Server ist zunächst die Überwachung der DSP-Server abzuschalten, anschießend sind die Server zu beenden:</text:p>
      <text:p text:style-name="P29">systemctrl stop qtradiowatch.service</text:p>
      <text:p text:style-name="P28">systemctrl stop qtradio.service </text:p>
      <text:p text:style-name="P19"><text:soft-page-break/>Die Server können später wieder neu gestartet werden, indem die Überwachung der DSP-Server wieder akiviert wird:</text:p>
      <text:p text:style-name="P30">systemctrl start qtradiowatch.service</text:p>
      <text:h text:style-name="Heading_20_3" text:outline-level="3"><text:bookmark-start text:name="__RefHeading___Toc151_1476884447"/>QtRadio<text:bookmark-end text:name="__RefHeading___Toc151_1476884447"/></text:h>
      <text:p text:style-name="P17">QtRadio verwendet ein Client-Server-Konzept. Auf den R2T2-Linux laufen acht DSP-Server die auf einen gemeinsamen R2T2-Server zugreifen. Der R2T2-Server ist das Interface zur Hardware das R2T2 und stellt die Schnittstelle zum FPGA dar. Die DSP-Server verarbeiten die <text:span text:style-name="T7">(T)</text:span>RX-Signale vom <text:span text:style-name="T7">R2T2-Server</text:span> und stellen für die QtRadio-Software den demodulierten Audiostrom und d<text:span text:style-name="T13">ie</text:span> FFT-Wasserfall-<text:span text:style-name="T13">Daten</text:span> bereit. Die QtRadio-Software sendet Kommandos, wie das Einstellen der Empfangsfreqenz an d<text:span text:style-name="T7">en</text:span> DSP-Server. Eine grundlegende Einführung findet man auf der Webseite des Projekts unter <text:a xlink:type="simple" xlink:href="http://napan.ca/ghpsdr3/index.php/Main_Page" text:style-name="Internet_20_link" text:visited-style-name="Visited_20_Internet_20_Link">http://napan.ca/ghpsdr3/index.php/Main_Page</text:a> . </text:p>
      <text:p text:style-name="P17">Auf jeden der <text:span text:style-name="T9">acht </text:span>DSP-Server kann ein oder mehrere Clienten mit der QtRadio-Software <text:span text:style-name="T9">vom entfernten PC </text:span>zugreifen. <text:span text:style-name="T7">Nur der erste Client kann den genutzten Empfänger bedienen, alle anderen können nur mithören.</text:span></text:p>
      <text:p text:style-name="P18">Die aktuelle QtRadio-Software kann nur 4 <text:span text:style-name="T12">unterschiedliche</text:span> Empfänger auswählen, daher <text:span text:style-name="T8">sollte die beiliegende angepasste Software verwendet werden. Unter Receiver → Configure → Receiver lassen sich dort die Empfänger von 0 bis 7 auswählen.</text:span></text:p>
      <text:h text:style-name="P23" text:outline-level="1"><text:bookmark-start text:name="__RefHeading___Toc187_1476884447"/>FPGA<text:bookmark-end text:name="__RefHeading___Toc187_1476884447"/></text:h>
      <text:h text:style-name="Heading_20_2" text:outline-level="2">Konzept</text:h>
      <text:p text:style-name="P21">TODO</text:p>
      <text:h text:style-name="Heading_20_2" text:outline-level="2">RX</text:h>
      <text:p text:style-name="P21">TODO</text:p>
      <text:h text:style-name="Heading_20_2" text:outline-level="2">TX</text:h>
      <text:p text:style-name="P21">TODO</text:p>
      <text:p text:style-name="P20"/>
      <text:h text:style-name="Heading_20_1" text:outline-level="1"><text:bookmark-start text:name="__RefHeading___Toc153_1476884447"/>Schnittstellen<text:bookmark-end text:name="__RefHeading___Toc153_1476884447"/></text:h>
      <text:h text:style-name="P32" text:outline-level="2"><text:bookmark-start text:name="__RefHeading___Toc108_1142728762"/>Register<text:bookmark-end text:name="__RefHeading___Toc108_1142728762"/></text:h>
      <text:p text:style-name="P21">TODO</text:p>
      <text:h text:style-name="Heading_20_2" text:outline-level="2"><text:bookmark-start text:name="__RefHeading___Toc189_1476884447"/><text:soft-page-break/>GPIO<text:bookmark-end text:name="__RefHeading___Toc189_1476884447"/></text:h>
      <text:p text:style-name="P21">TODO</text:p>
      <text:h text:style-name="Heading_20_2" text:outline-level="2"><text:bookmark-start text:name="__RefHeading___Toc191_1476884447"/>SPI<text:bookmark-end text:name="__RefHeading___Toc191_1476884447"/></text:h>
      <text:p text:style-name="P21">TODO</text:p>
      <text:h text:style-name="P33" text:outline-level="2"><text:bookmark-start text:name="__RefHeading___Toc110_1142728762"/>DMA<text:bookmark-end text:name="__RefHeading___Toc110_1142728762"/></text:h>
      <text:p text:style-name="P21">TODO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adornments="Standard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de" style:family="paragraph" style:parent-style-name="Text_20_body">
      <style:text-properties style:font-name="Andale Mono" fo:font-family="'Andale Mono'" style:font-style-name="Standard" style:font-pitch="fixed" fo:font-size="11pt" officeooo:rsid="00094ea4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19:45:36.377179330</meta:creation-date>
    <dc:date>2016-06-19T14:21:18.720096187</dc:date>
    <meta:editing-duration>PT1H7M45S</meta:editing-duration>
    <meta:editing-cycles>15</meta:editing-cycles>
    <meta:generator>LibreOffice/5.0.6.3$Linux_X86_64 LibreOffice_project/00m0$Build-3</meta:generator>
    <meta:document-statistic meta:table-count="0" meta:image-count="0" meta:object-count="0" meta:page-count="7" meta:paragraph-count="115" meta:word-count="974" meta:character-count="7045" meta:non-whitespace-character-count="5849"/>
  </office:meta>
</office:document-meta>
</file>